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point</text:p>
          </table:table-cell>
        </table:table-row>
        <table:table-row table:style-name="ro1">
          <table:table-cell office:value-type="string" calcext:value-type="string">
            <text:p>ACC.182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3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3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3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3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4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185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.204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4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4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4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4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5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6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6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6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.207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2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3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79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4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5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6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7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.2088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182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2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3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4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4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4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4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184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b.204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4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4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4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4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4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59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6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6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.207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7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7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7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7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7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4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.2088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182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3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3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3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3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3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4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5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185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.204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4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4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4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4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4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5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56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5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5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6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6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6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.2070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3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79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1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2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4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5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.208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182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3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3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3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37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3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7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4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5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185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c.204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4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4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4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4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4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52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5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5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5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5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6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6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6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c.207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79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0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1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3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c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4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5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6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c.2088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sham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6:03:28.830820868</meta:creation-date>
    <meta:generator>LibreOffice/7.3.7.2$Linux_X86_64 LibreOffice_project/30$Build-2</meta:generator>
    <dc:date>2026-01-26T14:05:28.053578041</dc:date>
    <meta:editing-duration>PT17M28S</meta:editing-duration>
    <meta:editing-cycles>3</meta:editing-cycles>
    <meta:document-statistic meta:table-count="1" meta:cell-count="656" meta:object-count="0"/>
  </office:meta>
</office:document-meta>
</file>